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89.74pt"/>
    </style:style>
    <style:style style:name="co3" style:family="table-column">
      <style:table-column-properties fo:break-before="auto" style:column-width="102.9pt"/>
    </style:style>
    <style:style style:name="co4" style:family="table-column">
      <style:table-column-properties fo:break-before="auto" style:column-width="120.6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/precision</text:p>
          </table:table-cell>
          <table:table-cell office:value-type="string" calcext:value-type="string">
            <text:p>ssd_mobilenet_v1</text:p>
          </table:table-cell>
          <table:table-cell office:value-type="string" calcext:value-type="string">
            <text:p>ssd_mobilenet_v2</text:p>
          </table:table-cell>
          <table:table-cell office:value-type="string" calcext:value-type="string">
            <text:p>ssdlite_mobilenet_v2</text:p>
          </table:table-cell>
          <table:table-cell office:value-type="string" calcext:value-type="string">
            <text:p>faster_rcnn_inception_v2</text:p>
          </table:table-cell>
        </table:table-row>
        <table:table-row table:style-name="ro1">
          <table:table-cell office:value-type="string" calcext:value-type="string">
            <text:p>meeting.jpg</text:p>
          </table:table-cell>
          <table:table-cell office:value-type="float" office:value="3.2699" calcext:value-type="float">
            <text:p>3.2699</text:p>
          </table:table-cell>
          <table:table-cell office:value-type="float" office:value="3.5379" calcext:value-type="float">
            <text:p>3.5379</text:p>
          </table:table-cell>
          <table:table-cell office:value-type="float" office:value="3.2734" calcext:value-type="float">
            <text:p>3.2734</text:p>
          </table:table-cell>
          <table:table-cell table:style-name="ce1" office:value-type="float" office:value="6.3893" calcext:value-type="float">
            <text:p>6.3893</text:p>
          </table:table-cell>
        </table:table-row>
        <table:table-row table:style-name="ro1">
          <table:table-cell office:value-type="string" calcext:value-type="string">
            <text:p>office.png</text:p>
          </table:table-cell>
          <table:table-cell office:value-type="float" office:value="3.2494" calcext:value-type="float">
            <text:p>3.2494</text:p>
          </table:table-cell>
          <table:table-cell office:value-type="float" office:value="3.6599" calcext:value-type="float">
            <text:p>3.6599</text:p>
          </table:table-cell>
          <table:table-cell office:value-type="float" office:value="3.154" calcext:value-type="float">
            <text:p>3.154</text:p>
          </table:table-cell>
          <table:table-cell table:style-name="ce1" office:value-type="float" office:value="6.544" calcext:value-type="float">
            <text:p>6.544</text:p>
          </table:table-cell>
        </table:table-row>
        <table:table-row table:style-name="ro1">
          <table:table-cell office:value-type="string" calcext:value-type="string">
            <text:p>animal.png</text:p>
          </table:table-cell>
          <table:table-cell office:value-type="float" office:value="4.2494" calcext:value-type="float">
            <text:p>4.2494</text:p>
          </table:table-cell>
          <table:table-cell office:value-type="float" office:value="3.4019" calcext:value-type="float">
            <text:p>3.4019</text:p>
          </table:table-cell>
          <table:table-cell office:value-type="float" office:value="2.9776" calcext:value-type="float">
            <text:p>2.9776</text:p>
          </table:table-cell>
          <table:table-cell table:style-name="ce1" office:value-type="float" office:value="6.0763" calcext:value-type="float">
            <text:p>6.0763</text:p>
          </table:table-cell>
        </table:table-row>
        <table:table-row table:style-name="ro1">
          <table:table-cell office:value-type="string" calcext:value-type="string">
            <text:p>animal.mp4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/>
        </table:table-row>
        <table:table-row table:style-name="ro1">
          <table:table-cell office:value-type="string" calcext:value-type="string">
            <text:p>googlelife.mp4</text:p>
          </table:table-cell>
          <table:table-cell table:number-columns-repeated="2"/>
          <table:table-cell office:value-type="float" office:value="389.344707966" calcext:value-type="float">
            <text:p>389.34470796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 style:data-style-name="N2" text:time-value="13:33:25.5342433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1:45:41.460130622</meta:creation-date>
    <meta:generator>LibreOffice/5.1.6.2$Linux_X86_64 LibreOffice_project/10m0$Build-2</meta:generator>
    <dc:date>2018-06-07T17:42:38.950374342</dc:date>
    <meta:editing-duration>PT3H5M1S</meta:editing-duration>
    <meta:editing-cycles>7</meta:editing-cycles>
    <meta:document-statistic meta:table-count="1" meta:cell-count="24" meta:object-count="0"/>
  </office:meta>
</office:document-meta>
</file>